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1000003CF291438C1DFC837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Horizontal line 1" draw:style-name="gr1" draw:text-style-name="P2" svg:x1="0in" svg:y1="5.8417in" svg:x2="8.2689in" svg:y2="5.8272in"><text:p/></draw:line><draw:line text:anchor-type="paragraph" draw:z-index="1" draw:name="Horizontal line 1" draw:style-name="gr1" draw:text-style-name="P1" svg:x1="8.1016in" svg:y1="5.8272in" svg:x2="16.2193in" svg:y2="5.8272in"><text:p/></draw:line><draw:frame draw:style-name="fr2" draw:name="Image1" text:anchor-type="char" svg:width="8.2701in" svg:height="5.7882in" draw:z-index="2"><draw:image xlink:href="Pictures/1000000100000571000003CF291438C1DFC83793.png" xlink:type="simple" xlink:show="embed" xlink:actuate="onLoad" draw:mime-type="image/png"/></draw:frame><draw:frame draw:style-name="fr1" draw:name="Image2" text:anchor-type="char" svg:x="0in" svg:y="5.902in" svg:width="8.2701in" svg:height="5.7882in" draw:z-index="3"><draw:image xlink:href="Pictures/1000000100000571000003CF291438C1DFC837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2:01.384174779</meta:creation-date>
    <dc:date>2024-04-05T17:33:26.259636048</dc:date>
    <meta:editing-duration>PT44M3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